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3.044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9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wrap-option="wrap"/>
      <style:text-properties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9"/>
        <table:table-column table:style-name="co8" table:number-columns-repeated="1017" table:default-cell-style-name="ce2"/>
        <table:table-row table:style-name="ro1">
          <table:table-cell table:style-name="ce1"/>
          <table:table-cell table:style-name="ce1" office:value-type="string" calcext:value-type="string">
            <text:p>Full JVM</text:p>
          </table:table-cell>
          <table:table-cell table:style-name="ce1" office:value-type="string" calcext:value-type="string">
            <text:p>Tiny JVM</text:p>
          </table:table-cell>
          <table:table-cell table:style-name="ce1" office:value-type="string" calcext:value-type="string">
            <text:p>Full Native Image</text:p>
          </table:table-cell>
          <table:table-cell table:style-name="ce1" office:value-type="string" calcext:value-type="string">
            <text:p>Tiny Native Image</text:p>
          </table:table-cell>
          <table:table-cell table:style-name="ce1" office:value-type="string" calcext:value-type="string">
            <text:p>Percent Change</text:p>
          </table:table-cell>
          <table:table-cell table:style-name="ce8" office:value-type="string" calcext:value-type="string">
            <text:p>Notes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uild Time (Seconds)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>
            <text:p>JAR</text:p>
          </table:table-cell>
          <table:table-cell table:style-name="ce4" office:value-type="float" office:value="9.301075801" calcext:value-type="float">
            <text:p>9.301075801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Linux Image</text:p>
          </table:table-cell>
          <table:table-cell table:style-name="ce4" office:value-type="float" office:value="78.5725207" calcext:value-type="float">
            <text:p>78.5725207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style-name="ce3" office:value-type="string" calcext:value-type="string">
            <text:p>Complete Image</text:p>
          </table:table-cell>
          <table:table-cell table:style-name="ce4" office:value-type="float" office:value="64.186033665" calcext:value-type="float">
            <text:p>64.186033665</text:p>
          </table:table-cell>
          <table:table-cell table:style-name="ce5" office:value-type="float" office:value="8.0301464251" calcext:value-type="float">
            <text:p>8.0301464251</text:p>
          </table:table-cell>
          <table:table-cell table:style-name="ce4" office:value-type="float" office:value="1263.19452504" calcext:value-type="float">
            <text:p>1263.19452504</text:p>
          </table:table-cell>
          <table:table-cell table:style-name="ce4" office:value-type="float" office:value="401.934143055" calcext:value-type="float">
            <text:p>401.934143055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4" table:formula="of:=[.B3]+[.B4]+[.B5]" office:value-type="float" office:value="152.059630166" calcext:value-type="float">
            <text:p>152.059630166</text:p>
          </table:table-cell>
          <table:table-cell table:style-name="ce4" table:formula="of:=[.C3]+[.C4]+[.C5]" office:value-type="float" office:value="8.0301464251" calcext:value-type="float">
            <text:p>8.0301464251</text:p>
          </table:table-cell>
          <table:table-cell table:style-name="ce4" table:formula="of:=[.D3]+[.D4]+[.D5]" office:value-type="float" office:value="1263.19452504" calcext:value-type="float">
            <text:p>1263.19452504</text:p>
          </table:table-cell>
          <table:table-cell table:style-name="ce4" table:formula="of:=[.E3]+[.E4]+[.E5]" office:value-type="float" office:value="401.934143055" calcext:value-type="float">
            <text:p>401.934143055</text:p>
          </table:table-cell>
          <table:table-cell/>
          <table:table-cell office:value-type="string" calcext:value-type="string">
            <text:p>Build times for the native images require s large amount of memory. A system can easily be consumed by the GC slowing due excessive use of swap space.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6]/[.B6]*100)" office:value-type="float" office:value="94.7190806551787" calcext:value-type="float">
            <text:p>94.72</text:p>
          </table:table-cell>
          <table:table-cell table:style-name="ce6" table:formula="of:=100-([.D6]/[.B6]*100)" office:value-type="float" office:value="-730.723133852818" calcext:value-type="float">
            <text:p>-730.72</text:p>
          </table:table-cell>
          <table:table-cell table:style-name="ce6" table:formula="of:=100-([.E6]/[.B6]*100)" office:value-type="float" office:value="-164.326660939671" calcext:value-type="float">
            <text:p>-164.33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ar Size</text:p>
          </table:table-cell>
          <table:table-cell table:number-columns-repeated="2" table:style-name="ce4" office:value-type="float" office:value="38744858" calcext:value-type="float">
            <text:p>38744858</text:p>
          </table:table-cell>
          <table:table-cell table:style-name="ce4" office:value-type="float" office:value="36426095" calcext:value-type="float">
            <text:p>36426095</text:p>
          </table:table-cell>
          <table:table-cell table:style-name="ce4" office:value-type="float" office:value="36426072" calcext:value-type="float">
            <text:p>36426072</text:p>
          </table:table-cell>
          <table:table-cell table:style-name="ce7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8]/[.B8]*100)" office:value-type="float" office:value="0" calcext:value-type="float">
            <text:p>0.00</text:p>
          </table:table-cell>
          <table:table-cell table:style-name="ce6" table:formula="of:=100-([.D8]/[.B8]*100)" office:value-type="float" office:value="5.98469866633657" calcext:value-type="float">
            <text:p>5.98</text:p>
          </table:table-cell>
          <table:table-cell table:style-name="ce6" table:formula="of:=100-([.E8]/[.B8]*100)" office:value-type="float" office:value="5.98475802905253" calcext:value-type="float">
            <text:p>5.98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Size (MB)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10]/[.B10]*100)" office:value-type="float" office:value="59.8484848484849" calcext:value-type="float">
            <text:p>59.85</text:p>
          </table:table-cell>
          <table:table-cell table:style-name="ce6" table:formula="of:=100-([.D10]/[.B10]*100)" office:value-type="float" office:value="-52.6515151515152" calcext:value-type="float">
            <text:p>-52.65</text:p>
          </table:table-cell>
          <table:table-cell table:style-name="ce6" table:formula="of:=100-([.E10]/[.B10]*100)" office:value-type="float" office:value="75.1893939393939" calcext:value-type="float">
            <text:p>75.19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ained Performance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ak Performance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er Size (MB)</text:p>
          </table:table-cell>
          <table:table-cell table:style-name="ce4"/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806" calcext:value-type="float">
            <text:p>806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4" table:number-columns-repeated="3"/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up Time</text:p>
          </table:table-cell>
          <table:table-cell table:style-name="ce4" office:value-type="float" office:value="4.517" calcext:value-type="float">
            <text:p>4.517</text:p>
          </table:table-cell>
          <table:table-cell table:style-name="ce4" office:value-type="float" office:value="4.332" calcext:value-type="float">
            <text:p>4.332</text:p>
          </table:table-cell>
          <table:table-cell table:style-name="ce4" office:value-type="float" office:value="2.967" calcext:value-type="float">
            <text:p>2.967</text:p>
          </table:table-cell>
          <table:table-cell table:style-name="ce4" office:value-type="float" office:value="0.127" calcext:value-type="float">
            <text:p>0.127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----</text:p>
          </table:table-cell>
          <table:table-cell table:style-name="ce6" table:formula="of:=100-([.C18]/[.B18]*100)" office:value-type="float" office:value="4.09563869825107" calcext:value-type="float">
            <text:p>4.10</text:p>
          </table:table-cell>
          <table:table-cell table:style-name="ce6" table:formula="of:=100-([.D18]/[.B18]*100)" office:value-type="float" office:value="34.3148107150764" calcext:value-type="float">
            <text:p>34.31</text:p>
          </table:table-cell>
          <table:table-cell table:style-name="ce6" table:formula="of:=100-([.E18]/[.B18]*100)" office:value-type="float" office:value="97.1883993801196" calcext:value-type="float">
            <text:p>97.19</text:p>
          </table:table-cell>
          <table:table-cell table:style-name="ce7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 table:number-rows-repeated="26">
          <table:table-cell/>
          <table:table-cell table:style-name="ce4" table:number-columns-repeated="5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 Sharp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22T10:50:13.850713098</meta:creation-date>
    <dc:date>2022-07-26T02:35:40.072397124</dc:date>
    <meta:editing-duration>P3DT1H3M48S</meta:editing-duration>
    <meta:editing-cycles>13</meta:editing-cycles>
    <meta:generator>LibreOffice/7.2.7.2$Linux_X86_64 LibreOffice_project/8d71d29d553c0f7dcbfa38fbfda25ee34cce99a2</meta:generator>
    <meta:document-statistic meta:table-count="1" meta:cell-count="69" meta:object-count="0"/>
  </office:meta>
</office:document-meta>
</file>